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4cm" fo:min-width="5.1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6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994cm" fo:min-width="5.8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05cm"/>
      <style:paragraph-properties style:writing-mode="lr-tb"/>
    </style:style>
    <style:style style:name="gr7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2.75cm"/>
      <style:paragraph-properties style:writing-mode="lr-tb"/>
    </style:style>
    <style:style style:name="gr12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25cm" fo:min-width="2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25cm" fo:min-width="2.75cm"/>
      <style:paragraph-properties style:writing-mode="lr-tb"/>
    </style:style>
    <style:style style:name="gr16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2.5cm" fo:min-width="6cm"/>
      <style:paragraph-properties style:writing-mode="lr-tb"/>
    </style:style>
    <style:style style:name="gr19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25cm" fo:min-width="4cm"/>
      <style:paragraph-properties style:writing-mode="lr-tb"/>
    </style:style>
    <style:style style:name="gr23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2.5cm" fo:min-width="5.75cm"/>
      <style:paragraph-properties style:writing-mode="lr-tb"/>
    </style:style>
    <style:style style:name="gr26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27" style:family="graphic" style:parent-style-name="standard">
      <style:graphic-properties draw:fill="solid" draw:fill-color="#ff6d6d" draw:textarea-horizontal-align="justify" draw:textarea-vertical-align="middle" draw:auto-grow-height="false" fo:min-height="1.5cm" fo:min-width="2.75cm"/>
      <style:paragraph-properties style:writing-mode="lr-tb"/>
    </style:style>
    <style:style style:name="gr28" style:family="graphic" style:parent-style-name="objectwithoutfill">
      <style:graphic-properties svg:stroke-color="#ff6d6d" draw:marker-end="Pontas_20_das_20_setas_20_13" draw:marker-end-width="0.3cm" draw:fill="none" draw:textarea-vertical-align="middle"/>
    </style:style>
    <style:style style:name="gr29" style:family="graphic" style:parent-style-name="objectwithoutfill">
      <style:graphic-properties svg:stroke-color="#ff6d6d" draw:marker-end="Pontas_20_das_20_setas_20_14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2.25cm" fo:min-width="4.2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8cm" fo:min-width="0cm"/>
      <style:paragraph-properties style:writing-mode="lr-tb"/>
    </style:style>
    <style:style style:name="gr32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33" style:family="graphic" style:parent-style-name="standard">
      <style:graphic-properties draw:marker-start="Circle" draw:marker-start-width="0.3cm" draw:marker-end="Pontas_20_das_20_setas_20_16" draw:marker-end-width="0.3cm" draw:textarea-vertical-align="middle"/>
    </style:style>
    <style:style style:name="P1" style:family="paragraph">
      <style:paragraph-properties fo:text-align="center" style:writing-mode="lr-tb"/>
      <style:text-properties fo:font-size="13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6pt"/>
    </style:style>
    <style:style style:name="P4" style:family="paragraph">
      <loext:graphic-properties draw:fill="none" draw:fill-color="#ffffff"/>
      <style:paragraph-properties style:writing-mode="lr-tb"/>
      <style:text-properties fo:font-size="16pt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6d6d"/>
      <style:paragraph-properties fo:text-align="center" style:writing-mode="lr-tb"/>
    </style:style>
    <style:style style:name="T1" style:family="text">
      <style:text-properties fo:font-size="13pt"/>
    </style:style>
    <style:style style:name="T2" style:family="text">
      <style:text-properties fo:font-size="26pt"/>
    </style:style>
    <style:style style:name="T3" style:family="text">
      <style:text-properties fo:font-size="16pt"/>
    </style:style>
    <style:style style:name="T4" style:family="text">
      <style:text-properties fo:font-size="14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cm" svg:height="5.5cm" svg:x="1.5cm" svg:y="1.75cm">
          <text:p text:style-name="P1"><text:span text:style-name="T1">Régis recebe uma ligação de um contato delatando quem possivelmente havia espancado o seu irmão, porém ele está fora do radar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3.5cm" svg:x="1.75cm" svg:y="12.5cm">
          <text:p text:style-name="P1"><text:span text:style-name="T1">Ladrão de motos conhecido aguarda temerosamente a chegada de Régis depois que lhe avisaram sobre quem ele havia espancado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9cm" svg:height="6cm" svg:x="31.75cm" svg:y="22.25cm">
          <text:p text:style-name="P2">A morte do chefe das casas de bet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cm" svg:height="1.276cm" svg:x="9.25cm" svg:y="2.25cm">
          <draw:text-box>
            <text:p><text:span text:style-name="T2">A</text:span></text:p>
          </draw:text-box>
        </draw:frame>
        <draw:frame draw:style-name="gr4" draw:text-style-name="P3" draw:layer="layout" svg:width="1cm" svg:height="1.276cm" svg:x="39cm" svg:y="21.25cm">
          <draw:text-box>
            <text:p><text:span text:style-name="T2">B</text:span></text:p>
          </draw:text-box>
        </draw:frame>
        <draw:frame draw:style-name="gr5" draw:text-style-name="P4" draw:layer="layout" svg:width="5.25cm" svg:height="2.25cm" svg:x="12cm" svg:y="6.116cm">
          <draw:text-box>
            <text:p><text:span text:style-name="T3">Mendigo sabe o paradeiro do tal espancador.</text:span></text:p>
          </draw:text-box>
        </draw:frame>
        <draw:frame draw:style-name="gr6" draw:text-style-name="P5" draw:layer="layout" svg:width="6.25cm" svg:height="2.471cm" svg:x="2.5cm" svg:y="9.045cm">
          <draw:text-box>
            <text:p><text:span text:style-name="T4">Moradores de quebrada conhecem apenas que o espancador desapareceu há uns dias.</text:span></text:p>
          </draw:text-box>
        </draw:frame>
        <draw:line draw:style-name="gr7" draw:text-style-name="P6" draw:layer="layout" svg:x1="8.75cm" svg:y1="6cm" svg:x2="12cm" svg:y2="7cm">
          <text:p/>
        </draw:line>
        <draw:line draw:style-name="gr8" draw:text-style-name="P6" draw:layer="layout" svg:x1="5.5cm" svg:y1="7.25cm" svg:x2="5.5cm" svg:y2="9cm">
          <text:p/>
        </draw:line>
        <draw:line draw:style-name="gr9" draw:text-style-name="P6" draw:layer="layout" svg:x1="13cm" svg:y1="8.5cm" svg:x2="9cm" svg:y2="12.5cm">
          <text:p/>
        </draw:line>
        <draw:custom-shape draw:style-name="gr10" draw:text-style-name="P2" draw:layer="layout" svg:width="3cm" svg:height="1.5cm" svg:x="2cm" svg:y="16.75cm">
          <text:p text:style-name="P2">Matá-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3.25cm" svg:height="1.5cm" svg:x="5.5cm" svg:y="16.75cm">
          <text:p text:style-name="P2">Deixá-lo livre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3.5cm" svg:y1="16cm" svg:x2="3.5cm" svg:y2="16.75cm">
          <text:p/>
        </draw:line>
        <draw:line draw:style-name="gr13" draw:text-style-name="P6" draw:layer="layout" svg:x1="7.25cm" svg:y1="16cm" svg:x2="7.25cm" svg:y2="16.75cm">
          <text:p/>
        </draw:line>
        <draw:custom-shape draw:style-name="gr14" draw:text-style-name="P1" xml:id="id1" draw:id="id1" draw:layer="layout" svg:width="3cm" svg:height="3.5cm" svg:x="2cm" svg:y="19.25cm">
          <text:p text:style-name="P1"><text:span text:style-name="T1">A frieza de Régis se espalha por SP.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3" draw:id="id3" draw:layer="layout" svg:width="3.25cm" svg:height="3.5cm" svg:x="5.5cm" svg:y="19.25cm">
          <text:p text:style-name="P7"><text:span text:style-name="T5">A misericórdia de Régis trará respeito a ele, porém vexame aos colegas de rua.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3.5cm" svg:y1="18.25cm" svg:x2="3.5cm" svg:y2="19.25cm">
          <text:p/>
        </draw:line>
        <draw:line draw:style-name="gr17" draw:text-style-name="P6" draw:layer="layout" svg:x1="7cm" svg:y1="18.25cm" svg:x2="7cm" svg:y2="19.25cm">
          <text:p/>
        </draw:line>
        <draw:custom-shape draw:style-name="gr18" draw:text-style-name="P2" xml:id="id2" draw:id="id2" draw:layer="layout" svg:width="6.5cm" svg:height="2.75cm" svg:x="2.25cm" svg:y="24.5cm">
          <text:p text:style-name="P2">A polícia privada caça Régis por toda SP.</text:p>
          <draw:enhanced-geometry svg:viewBox="0 0 21600 21600" draw:type="rectangle" draw:enhanced-path="M 0 0 L 21600 0 21600 21600 0 21600 0 0 Z N"/>
        </draw:custom-shape>
        <draw:connector draw:style-name="gr19" draw:text-style-name="P6" draw:layer="layout" svg:x1="3.5cm" svg:y1="22.75cm" svg:x2="5.5cm" svg:y2="24.5cm" draw:start-shape="id1" draw:start-glue-point="2" draw:end-shape="id2" svg:d="M3500 22750v875h2000v875" svg:viewBox="0 0 2001 1751">
          <text:p/>
        </draw:connector>
        <draw:connector draw:style-name="gr20" draw:text-style-name="P8" draw:layer="layout" svg:x1="7.125cm" svg:y1="22.75cm" svg:x2="5.503cm" svg:y2="24.005cm" draw:start-shape="id3" svg:d="M7125 22750v878h-1622v377" svg:viewBox="0 0 1623 1256">
          <text:p/>
        </draw:connector>
        <draw:custom-shape draw:style-name="gr21" draw:text-style-name="P2" draw:layer="layout" svg:width="3.5cm" svg:height="1.5cm" svg:x="16cm" svg:y="9.5cm">
          <text:p text:style-name="P2">Deu-lhe esmola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5cm" svg:height="2.5cm" svg:x="15.25cm" svg:y="11.75cm">
          <text:p text:style-name="P2">Esconderijo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7.75cm" svg:y1="11cm" svg:x2="17.75cm" svg:y2="11.75cm">
          <text:p/>
        </draw:line>
        <draw:line draw:style-name="gr24" draw:text-style-name="P6" draw:layer="layout" svg:x1="14.5cm" svg:y1="8.25cm" svg:x2="17.5cm" svg:y2="9.5cm">
          <text:p/>
        </draw:line>
        <draw:custom-shape draw:style-name="gr25" draw:text-style-name="P2" xml:id="id4" draw:id="id4" draw:layer="layout" svg:width="6.25cm" svg:height="2.75cm" svg:x="11.75cm" svg:y="24.5cm">
          <text:p text:style-name="P2">Confronto com a polícia privada.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8.75cm" svg:y1="25.875cm" svg:x2="11.75cm" svg:y2="25.875cm" draw:start-shape="id2" draw:end-shape="id4" svg:d="M8750 25875h3000" svg:viewBox="0 0 3001 1">
          <text:p/>
        </draw:connector>
        <draw:custom-shape draw:style-name="gr27" draw:text-style-name="P9" xml:id="id6" draw:id="id6" draw:layer="layout" svg:width="3.25cm" svg:height="1.75cm" svg:x="27.75cm" svg:y="26.75cm">
          <text:p text:style-name="P2">Suborno</text:p>
          <draw:enhanced-geometry svg:viewBox="0 0 21600 21600" draw:type="rectangle" draw:enhanced-path="M 0 0 L 21600 0 21600 21600 0 21600 0 0 Z N"/>
        </draw:custom-shape>
        <draw:connector draw:style-name="gr28" draw:text-style-name="P6" draw:layer="layout" svg:x1="31.75cm" svg:y1="25.25cm" svg:x2="31cm" svg:y2="27.625cm" draw:start-shape="id5" draw:start-glue-point="6" draw:end-shape="id6" draw:end-glue-point="1" svg:d="M31750 25250h-375v2375h-375" svg:viewBox="0 0 751 2376">
          <text:p/>
        </draw:connector>
        <draw:connector draw:style-name="gr29" draw:text-style-name="P6" draw:layer="layout" draw:line-skew="9.5cm" svg:x1="27.75cm" svg:y1="27.625cm" svg:x2="2.25cm" svg:y2="25.875cm" draw:start-shape="id6" draw:start-glue-point="3" draw:end-shape="id2" draw:end-glue-point="3" svg:d="M27750 27625v126h-26001v-1876h501" svg:viewBox="0 0 26002 1877">
          <text:p/>
        </draw:connector>
        <draw:custom-shape draw:style-name="gr30" draw:text-style-name="P8" draw:layer="layout" svg:width="4.75cm" svg:height="2.5cm" svg:x="14.25cm" svg:y="17.5cm">
          <text:p text:style-name="P8"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2.897cm" svg:height="4.136cm" svg:x="9.25cm" svg:y="12.5cm">
          <draw:text-box>
            <text:p><text:span text:style-name="T4">Delata que o dono da </text:span><text:span text:style-name="T4">casa de bets o pagou </text:span><text:span text:style-name="T4">para espancar.</text:span></text:p>
          </draw:text-box>
        </draw:frame>
        <draw:line draw:style-name="gr32" draw:text-style-name="P6" draw:layer="layout" svg:x1="8.75cm" svg:y1="14cm" svg:x2="9.5cm" svg:y2="14cm">
          <text:p/>
        </draw:line>
        <draw:line draw:style-name="gr33" draw:text-style-name="P8" draw:layer="layout" svg:x1="8.75cm" svg:y1="26cm" svg:x2="15cm" svg:y2="13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31T20:19:51.464989486</meta:creation-date>
    <dc:date>2025-09-04T21:59:59.448528658</dc:date>
    <meta:editing-duration>PT6M13S</meta:editing-duration>
    <meta:editing-cycles>9</meta:editing-cycles>
    <meta:generator>LibreOffice/7.3.7.2$Linux_X86_64 LibreOffice_project/30$Build-2</meta:generator>
    <meta:document-statistic meta:object-count="34"/>
  </office:meta>
</office:document-meta>
</file>